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tchAnalyzer.Dutch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Analyzer.setStemDictionary( File stemdic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tchAnalyzer.setStemExclusionTable( String [ ]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tchAnalyzer.DutchAnalyzer( Hash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Analyzer.setStemExclusionTable( HashSet exclu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tchAnalyzer.DutchAnalyzer( File stopwor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tchAnalyzer.Dutch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tchAnalyzer.setStemExclusionTable( File exclusion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